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MT" svg:font-family="Symbol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font-name="Courier New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style:text-autospace="none"/>
      <style:text-properties style:font-name="Times New Roman"/>
    </style:style>
    <style:style style:name="P5" style:family="paragraph" style:parent-style-name="Standard">
      <style:paragraph-properties style:text-autospace="none"/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6" style:family="paragraph" style:parent-style-name="Standard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SymbolMT"/>
    </style:style>
    <style:style style:name="P8" style:family="paragraph" style:parent-style-name="Standard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9" style:family="paragraph" style:parent-style-name="Standard"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0" style:family="paragraph" style:parent-style-name="Standard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/>
    </style:style>
    <style:style style:name="T4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geben seien die Kurse einer Aktie:</text:p>
      <text:p text:style-name="Standard"/>
      <text:p text:style-name="P1"><draw:frame draw:style-name="fr1" draw:name="Objekt1" text:anchor-type="as-char" svg:y="-0.619cm" svg:width="2.732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Die (tägliche) Rendite ermittelt sich aus</text:p>
      <text:p text:style-name="P1"/>
      <text:p text:style-name="P1"><draw:frame draw:style-name="fr1" draw:name="Objekt2" text:anchor-type="as-char" svg:y="-0.684cm" svg:width="4.406cm" svg:height="1.12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Aus den Kursen ergeben sich die <text:s/>Renditen:</text:p>
      <text:p text:style-name="P1"/>
      <text:p text:style-name="P1"><draw:frame draw:style-name="fr1" draw:name="Objekt3" text:anchor-type="as-char" svg:y="-1.152cm" svg:width="3.537cm" svg:height="1.531cm" draw:z-index="2"><draw:object xlink:href="./Object 3" xlink:type="simple" xlink:show="embed" xlink:actuate="onLoad"/><draw:image xlink:href="./ObjectReplacements/Object 3" xlink:type="simple" xlink:show="embed" xlink:actuate="onLoad"/></draw:frame>und</text:p>
      <text:p text:style-name="P1"/>
      <text:p text:style-name="P1"><draw:frame draw:style-name="fr1" draw:name="Objekt4" text:anchor-type="as-char" svg:y="-1.152cm" svg:width="4.191cm" svg:height="2.062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1">bzw. als Zeitreihe:</text:p>
      <text:p text:style-name="P1"/>
      <text:p text:style-name="P1"><draw:frame draw:style-name="fr1" draw:name="Objekt5" text:anchor-type="as-char" svg:y="-0.621cm" svg:width="2.905cm" svg:height="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>Der Mittelwert ergibt ich allgemein als:</text:p>
      <text:p text:style-name="P1"/>
      <text:p text:style-name="P1"><draw:frame draw:style-name="fr1" draw:name="Objekt6" text:anchor-type="as-char" svg:y="-0.713cm" svg:width="2.143cm" svg:height="1.139cm" draw:z-index="5"><draw:object xlink:href="./Object 6" xlink:type="simple" xlink:show="embed" xlink:actuate="onLoad"/><draw:image xlink:href="./ObjectReplacements/Object 6" xlink:type="simple" xlink:show="embed" xlink:actuate="onLoad"/></draw:frame> </text:p>
      <text:p text:style-name="P1"/>
      <text:p text:style-name="P1"><draw:frame draw:style-name="fr1" draw:name="Objekt7" text:anchor-type="as-char" svg:y="-0.621cm" svg:width="5.985cm" svg:height="1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Für die Standardabweichung S bzw. deren Quadrat die Stichprobenvarianz V <text:s/>gilt allgemein:</text:p>
      <text:p text:style-name="P1"><text:s/></text:p>
      <text:p text:style-name="P1"><draw:frame draw:style-name="fr1" draw:name="Objekt8" text:anchor-type="as-char" svg:y="-0.713cm" svg:width="3.979cm" svg:height="1.139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für die Reihe der Renditen ergibt sich die Varianz:</text:p>
      <text:p text:style-name="P1"/>
      <text:p text:style-name="P1"><draw:frame draw:style-name="fr1" draw:name="Objekt9" text:anchor-type="as-char" svg:y="-0.681cm" svg:width="7.438cm" svg:height="1.058cm" draw:z-index="17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Gegeben seien die Kurse einer 2. Aktie</text:p>
      <text:p text:style-name="P1"/>
      <text:p text:style-name="P1"><draw:frame draw:style-name="fr1" draw:name="Objekt10" text:anchor-type="as-char" svg:y="-0.619cm" svg:width="2.748cm" svg:height="0.998cm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Die Renditen an den beiden Tagen sind dann:</text:p>
      <text:p text:style-name="P1"/>
      <text:p text:style-name="P1"><text:soft-page-break/><draw:frame draw:style-name="fr1" draw:name="Objekt11" text:anchor-type="as-char" svg:y="-1.152cm" svg:width="4.18cm" svg:height="1.531cm" draw:z-index="8"><draw:object xlink:href="./Object 11" xlink:type="simple" xlink:show="embed" xlink:actuate="onLoad"/><draw:image xlink:href="./ObjectReplacements/Object 11" xlink:type="simple" xlink:show="embed" xlink:actuate="onLoad"/><svg:desc>Formel</svg:desc></draw:frame>und <draw:frame draw:style-name="fr1" draw:name="Objekt12" text:anchor-type="as-char" svg:y="-1.152cm" svg:width="4.711cm" svg:height="2.062cm" draw:z-index="9"><draw:object xlink:href="./Object 12" xlink:type="simple" xlink:show="embed" xlink:actuate="onLoad"/><draw:image xlink:href="./ObjectReplacements/Object 12" xlink:type="simple" xlink:show="embed" xlink:actuate="onLoad"/><svg:desc>Formel</svg:desc></draw:frame></text:p>
      <text:p text:style-name="P1">bzw. als <text:s/>Zeitreihe für die Renditen der 2. Aktie:</text:p>
      <text:p text:style-name="P1"/>
      <text:p text:style-name="P1"><draw:frame draw:style-name="fr1" draw:name="Objekt13" text:anchor-type="as-char" svg:y="-0.621cm" svg:width="3.515cm" svg:height="1cm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>Der Mittelwert der Renditen der 2. Aktien ist damit</text:p>
      <text:p text:style-name="P1"/>
      <text:p text:style-name="P1"><draw:frame draw:style-name="fr1" draw:name="Objekt14" text:anchor-type="as-char" svg:y="-0.621cm" svg:width="4.637cm" svg:height="1cm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Die Varianz der 2. Aktie ergibt sich zu:</text:p>
      <text:p text:style-name="P1"/>
      <text:p text:style-name="P1"><draw:frame draw:style-name="fr1" draw:name="Objekt15" text:anchor-type="as-char" svg:y="-0.681cm" svg:width="7.087cm" svg:height="1.06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>Die Stichprobenkovarianz zweier Reihen ergibt sich allgemein</text:p>
      <text:p text:style-name="P1"/>
      <text:p text:style-name="P1"><draw:frame draw:style-name="fr1" draw:name="Objekt16" text:anchor-type="as-char" svg:y="-0.713cm" svg:width="6.098cm" svg:height="1.139cm" draw:z-index="14"><draw:object xlink:href="./Object 16" xlink:type="simple" xlink:show="embed" xlink:actuate="onLoad"/><draw:image xlink:href="./ObjectReplacements/Object 16" xlink:type="simple" xlink:show="embed" xlink:actuate="onLoad"/><svg:desc>Formel</svg:desc></draw:frame> bzw. die Korrelation <text:s/><text:span text:style-name="T1"><text:s/></text:span><text:span text:style-name="T1"><draw:frame draw:style-name="fr1" draw:name="Objekt17" text:anchor-type="as-char" svg:y="-0.743cm" svg:width="1.986cm" svg:height="1.184cm" draw:z-index="15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"/>
      <text:p text:style-name="P5">Die Kovarianz der beiden Aktien ergibt sich so zu:</text:p>
      <text:p text:style-name="P4"/>
      <text:p text:style-name="P2"><draw:frame draw:style-name="fr1" draw:name="Objekt18" text:anchor-type="as-char" svg:y="-0.621cm" svg:width="15.956cm" svg:height="1.016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5"/>
      <text:p text:style-name="P5">und die Korrelation der beiden Aktien ist damit:</text:p>
      <text:p text:style-name="P5"/>
      <text:p text:style-name="P5"><draw:frame draw:style-name="fr1" draw:name="Objekt19" text:anchor-type="as-char" svg:y="-1.166cm" svg:width="3.948cm" svg:height="2.111cm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5"/>
      <text:p text:style-name="P3">Varianz bzw. Standardabweichung für ein Portfolio aus beiden Aktien ergeben sich zu:</text:p>
      <text:p text:style-name="P3"/>
      <text:p text:style-name="P3"><draw:frame draw:style-name="fr1" draw:name="Objekt20" text:anchor-type="as-char" svg:y="-0.713cm" svg:width="7.407cm" svg:height="1.139cm" draw:z-index="19"><draw:object xlink:href="./Object 20" xlink:type="simple" xlink:show="embed" xlink:actuate="onLoad"/><draw:image xlink:href="./ObjectReplacements/Object 20" xlink:type="simple" xlink:show="embed" xlink:actuate="onLoad"/></draw:frame> mit <text:s/>W <text:s/>als Gewichtung <text:s/>der Aktien</text:p>
      <text:p text:style-name="P3"/>
      <text:p text:style-name="P3"/>
      <text:p text:style-name="P3">sei die Gewichtung für die beiden Aktien:</text:p>
      <text:p text:style-name="P3"/>
      <text:p text:style-name="P3"><draw:frame draw:style-name="fr1" draw:name="Objekt21" text:anchor-type="as-char" svg:y="-0.619cm" svg:width="2.21cm" svg:height="0.99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">Dann ergibt sich die Varianz des Portfolios aus beiden zu:</text:p>
      <text:p text:style-name="P3"/>
      <text:p text:style-name="P3"><draw:frame draw:style-name="fr1" draw:name="Objekt22" text:anchor-type="as-char" svg:y="-0.619cm" svg:width="11.866cm" svg:height="1.014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3"/>
      <text:p text:style-name="P6"><text:soft-page-break/><text:span text:style-name="T2">Achtung:</text:span> <text:s/>Das Minimum der Varianz sagt nichts über die Rendite aus, dauerhafte <text:s/>konstante Verluste bei minimaler Varianz sind kein wirtschaftlich erstrebenswerter Zustand! <text:s/>Im Beispiel verursacht Aktie 2 Verluste. Eine solche Auswahl wäre generell unsinnig und dient hier nur zu Rechenzwecken. </text:p>
      <text:p text:style-name="P3"/>
      <text:p text:style-name="P3">Das Minimum der Varianz des Portfolios wird <text:s/>angestrebt, <text:s/>gesucht wird die Gewichtung der Aktien, für die dieses erreicht wird. <text:s/>Lokale Minima und Maxima einer Funktion von mehreren Variablen sind möglich wenn die partiellen Ableitungen nach allen Variablen verschwinden. </text:p>
      <text:p text:style-name="P3"/>
      <text:p text:style-name="P3"><draw:frame draw:style-name="fr1" draw:name="Objekt23" text:anchor-type="as-char" svg:y="-0.684cm" svg:width="4.53cm" svg:height="1.125cm" draw:z-index="23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3"/>
      <text:p text:style-name="P3">In unserem Fall der Risikominimierung ergibt sich zusätzlich die Nebenbedingung:</text:p>
      <text:p text:style-name="P3"/>
      <text:p text:style-name="P3"><draw:frame draw:style-name="fr1" draw:name="Objekt24" text:anchor-type="as-char" svg:y="-0.713cm" svg:width="2.452cm" svg:height="1.139cm" draw:z-index="22"><draw:object xlink:href="./Object 24" xlink:type="simple" xlink:show="embed" xlink:actuate="onLoad"/><draw:image xlink:href="./ObjectReplacements/Object 24" xlink:type="simple" xlink:show="embed" xlink:actuate="onLoad"/><svg:desc>Formel</svg:desc></draw:frame></text:p>
      <text:p text:style-name="P3"/>
      <text:p text:style-name="P3"><text:s/>Damit lässt sich die Lagrange Funktion für die Optimierungsaufgabe aufstellen:</text:p>
      <text:p text:style-name="P3"/>
      <text:p text:style-name="P3"><draw:frame draw:style-name="fr1" draw:name="Objekt25" text:anchor-type="as-char" svg:y="-0.377cm" svg:width="4.57cm" svg:height="0.533cm" draw:z-index="24"><draw:object xlink:href="./Object 25" xlink:type="simple" xlink:show="embed" xlink:actuate="onLoad"/><draw:image xlink:href="./ObjectReplacements/Object 25" xlink:type="simple" xlink:show="embed" xlink:actuate="onLoad"/><svg:desc>Formel</svg:desc></draw:frame>Notwendiges Kriterium für ein Minimum oder Maximum ist:</text:p>
      <text:p text:style-name="P3"/>
      <text:p text:style-name="P3"><draw:frame draw:style-name="fr1" draw:name="Objekt26" text:anchor-type="as-char" svg:y="-0.684cm" svg:width="1.838cm" svg:height="1.125cm" draw:z-index="25"><draw:object xlink:href="./Object 26" xlink:type="simple" xlink:show="embed" xlink:actuate="onLoad"/><draw:image xlink:href="./ObjectReplacements/Object 26" xlink:type="simple" xlink:show="embed" xlink:actuate="onLoad"/><svg:desc>Formel</svg:desc></draw:frame> und <draw:frame draw:style-name="fr1" draw:name="Objekt27" text:anchor-type="as-char" svg:y="-0.684cm" svg:width="1.787cm" svg:height="1.018cm" draw:z-index="26"><draw:object xlink:href="./Object 27" xlink:type="simple" xlink:show="embed" xlink:actuate="onLoad"/><draw:image xlink:href="./ObjectReplacements/Object 27" xlink:type="simple" xlink:show="embed" xlink:actuate="onLoad"/><svg:desc>Formel</svg:desc></draw:frame></text:p>
      <text:p text:style-name="P3"/>
      <text:p text:style-name="P3">Die partiellen linearen Differentialgleichungen 1. Ordnung <text:s text:c="3"/>lösen <text:s/>sich durch <text:s/>das nachstehende <text:s/>lineare Gleichungssystem:</text:p>
      <text:p text:style-name="P3"/>
      <text:p text:style-name="P3"><draw:frame draw:style-name="fr1" draw:name="Objekt28" text:anchor-type="as-char" svg:y="-0.437cm" svg:width="6.922cm" svg:height="0.593cm" draw:z-index="27"><draw:object xlink:href="./Object 28" xlink:type="simple" xlink:show="embed" xlink:actuate="onLoad"/><draw:image xlink:href="./ObjectReplacements/Object 28" xlink:type="simple" xlink:show="embed" xlink:actuate="onLoad"/><svg:desc>Formel</svg:desc></draw:frame></text:p>
      <text:p text:style-name="P8"><draw:frame draw:style-name="fr1" draw:name="Objekt29" text:anchor-type="as-char" svg:y="-0.437cm" svg:width="6.934cm" svg:height="0.593cm" draw:z-index="28"><draw:object xlink:href="./Object 29" xlink:type="simple" xlink:show="embed" xlink:actuate="onLoad"/><draw:image xlink:href="./ObjectReplacements/Object 29" xlink:type="simple" xlink:show="embed" xlink:actuate="onLoad"/><svg:desc>Formel</svg:desc></draw:frame></text:p>
      <text:p text:style-name="P8"><draw:frame draw:style-name="fr1" draw:name="Objekt30" text:anchor-type="as-char" svg:y="-0.437cm" svg:width="6.927cm" svg:height="0.593cm" draw:z-index="29"><draw:object xlink:href="./Object 30" xlink:type="simple" xlink:show="embed" xlink:actuate="onLoad"/><draw:image xlink:href="./ObjectReplacements/Object 30" xlink:type="simple" xlink:show="embed" xlink:actuate="onLoad"/><svg:desc>Formel</svg:desc></draw:frame></text:p>
      <text:p text:style-name="P8">…</text:p>
      <text:p text:style-name="P8"/>
      <text:p text:style-name="P8"><draw:frame draw:style-name="fr1" draw:name="Objekt31" text:anchor-type="as-char" svg:y="-0.377cm" svg:width="4.075cm" svg:height="0.533cm" draw:z-index="30"><draw:object xlink:href="./Object 31" xlink:type="simple" xlink:show="embed" xlink:actuate="onLoad"/><draw:image xlink:href="./ObjectReplacements/Object 31" xlink:type="simple" xlink:show="embed" xlink:actuate="onLoad"/><svg:desc>Formel</svg:desc></draw:frame></text:p>
      <text:p text:style-name="P8"/>
      <text:p text:style-name="P9">bzw. in Matrizen-Schreibweise:</text:p>
      <text:p text:style-name="P3"/>
      <text:p text:style-name="P7"><text:span text:style-name="T3"><draw:frame draw:style-name="fr1" draw:name="Objekt32" text:anchor-type="as-char" svg:y="-1.605cm" svg:width="4.036cm" svg:height="2.9cm" draw:z-index="31"><draw:object xlink:href="./Object 32" xlink:type="simple" xlink:show="embed" xlink:actuate="onLoad"/><draw:image xlink:href="./ObjectReplacements/Object 32" xlink:type="simple" xlink:show="embed" xlink:actuate="onLoad"/><svg:desc>Formel</svg:desc></draw:frame></text:span><text:span text:style-name="T3">* </text:span><text:span text:style-name="T3"><draw:frame draw:style-name="fr1" draw:name="Objekt33" text:anchor-type="as-char" svg:y="-1.466cm" svg:width="0.757cm" svg:height="2.676cm" draw:z-index="32"><draw:object xlink:href="./Object 33" xlink:type="simple" xlink:show="embed" xlink:actuate="onLoad"/><draw:image xlink:href="./ObjectReplacements/Object 33" xlink:type="simple" xlink:show="embed" xlink:actuate="onLoad"/><svg:desc>Formel</svg:desc></draw:frame></text:span><text:span text:style-name="T3">= </text:span><text:span text:style-name="T3"><draw:frame draw:style-name="fr1" draw:name="Objekt34" text:anchor-type="as-char" svg:y="-1.39cm" svg:width="0.519cm" svg:height="2.531cm" draw:z-index="33"><draw:object xlink:href="./Object 34" xlink:type="simple" xlink:show="embed" xlink:actuate="onLoad"/><draw:image xlink:href="./ObjectReplacements/Object 34" xlink:type="simple" xlink:show="embed" xlink:actuate="onLoad"/><svg:desc>Formel</svg:desc></draw:frame></text:span></text:p>
      <text:p text:style-name="P3">Die Lösung des Gleichungssystem ist mittels einfacher Verfahren wie z.B Gauß-Jordan-Algorithmus oder Bibliotheken für lineare Algebra wie z.B. JaMa einfach möglich. </text:p>
      <text:p text:style-name="P3"/>
      <text:p text:style-name="P3">Parameter der Matrix sind Varianzen und Kovarianzen. Zu obigem mathematischen Modell zur Risiko-Optimierung eines Aktien-Portfolios ist anzumerken: </text:p>
      <text:p text:style-name="P3"/>
      <text:p text:style-name="P3">Für die Kovarianzen sollte gelten</text:p>
      <text:p text:style-name="P3"/>
      <text:p text:style-name="P3"><draw:frame draw:style-name="fr1" draw:name="Objekt35" text:anchor-type="as-char" svg:y="-0.377cm" svg:width="1.787cm" svg:height="0.533cm" draw:z-index="34"><draw:object xlink:href="./Object 35" xlink:type="simple" xlink:show="embed" xlink:actuate="onLoad"/><draw:image xlink:href="./ObjectReplacements/Object 35" xlink:type="simple" xlink:show="embed" xlink:actuate="onLoad"/><svg:desc>Formel</svg:desc></draw:frame></text:p>
      <text:p text:style-name="P3"><text:soft-page-break/>Dies wird dann nicht <text:s/>mehr zwingend gegeben sein, wenn die Handelstage der Zeitreihen der Aktie ungleich sind (z.B <text:s/>aus DAX und DOW). Die Abweichungen werden aber sicherlich vernachlässigbar sein, ob man dann <draw:frame draw:style-name="fr1" draw:name="Objekt36" text:anchor-type="as-char" svg:y="-0.377cm" svg:width="2.332cm" svg:height="0.533cm" draw:z-index="35"><draw:object xlink:href="./Object 36" xlink:type="simple" xlink:show="embed" xlink:actuate="onLoad"/><draw:image xlink:href="./ObjectReplacements/Object 36" xlink:type="simple" xlink:show="embed" xlink:actuate="onLoad"/><svg:desc>Formel</svg:desc></draw:frame>heranzieht ist zufällig.</text:p>
      <text:p text:style-name="P3"/>
      <text:p text:style-name="Standard"><text:span text:style-name="T3">Die Lösung der Matrix ist rein formal ein notwendiges, aber kein hinreichendes Kriterium für ein Minimum. <text:s/>Nachteil der Lagrange Methode ist, das die Bestimmung ob <text:s/>tatsächlich ein Minimum gegeben ist, nicht mehr einfach über die Hesse Matrix (</text:span>als Analogon zur zweiten Ableitung einer Funktion) gehandhabt werden kann. <text:s/>Es wird davon ausgegangen, das diese Typen von Funktionsgraphen immer (nur) den MVP-Punkt (Minimum-Varianz-Portfolio) <text:s/>besitzen. Es gibt also neben diesem weder Sattelpunkte noch Maxima. </text:p>
      <text:p text:style-name="Standard"/>
      <text:p text:style-name="Standard">Der <text:s/>MVP Punkt wird mathematisch ermittelt und liefert den Gewichtsvektor der Aktien. Die Zusammenstellung, welche Aktien ins Portfolio kommen erfolgt manuell, auf Basis der Varianz der Aktien, deren Rendite und deren <text:s/>Dividenden, d.h. ebenfalls nach Kriterien die sich aus den Zeitreihen direkt ergeben. Diese Auswahl wird immer auch die Anlagestrategie implizieren. Diese muss nicht zwingend auch <text:s/>Risiko eliminierend sein. Sie kann genauso gut auch <text:s/>Profit orientiert ausgerichtet sein. Verlustbehaftete Papiere wird man ausschließen (zumindest wenn man nicht mit negativen Gewichten, d.h. Optionen <text:s/>arbeitet). </text:p>
      <text:p text:style-name="Standard"/>
      <text:p text:style-name="Standard">Das System schließt <text:span text:style-name="T4">Leerverkäufe nicht aus. In diesem Fall sind die Gewichte dann &lt; 0, d.h. negativ. <text:s/>Will man diese nicht realisieren (was vermutlich immer der Fall sein wird), so muss man diese Aktien aus dem Portfolio löschen und die Gewichte erneut berechnen lassen. <text:s/>Mindestgebühren (z.B. 1% bzw. mindestens 35 Euro) machen zu kleine Gewichte auch ineffizient, so dass man auch diese manuell entfernen wird. <text:s/></text:span></text:p>
      <text:p text:style-name="P10"/>
      <text:p text:style-name="P10"/>
      <text:p text:style-name="P10">M.Q.</text:p>
      <text:p text:style-name="P3"/>
      <text:p text:style-name="P3"><text:s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MT" svg:font-family="Symbol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6:07:52.77</meta:creation-date>
    <dc:date>2016-06-12T18:58:39.73</dc:date>
    <meta:editing-duration>PT16H21M4S</meta:editing-duration>
    <meta:editing-cycles>25</meta:editing-cycles>
    <meta:generator>OpenOffice.org/3.4.1$Win32 OpenOffice.org_project/341m1$Build-9593</meta:generator>
    <meta:document-statistic meta:table-count="0" meta:image-count="0" meta:object-count="36" meta:page-count="4" meta:paragraph-count="65" meta:word-count="578" meta:character-count="4048"/>
  </office:meta>
</office:document-meta>
</file>

<file path=Object 1/content.xml><?xml version="1.0" encoding="utf-8"?>
<math xmlns="http://www.w3.org/1998/Math/MathML">
  <semantics>
    <mrow>
      <msub>
        <mi>r</mi>
        <mrow>
          <mn>1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n>1,</mn>
            <mfrac>
              <mrow>
                <mn>3</mn>
              </mrow>
              <mrow>
                <mn>2</mn>
              </mrow>
            </mfrac>
            <mn>,2</mn>
          </mrow>
          <mo stretchy="false">}</mo>
        </mrow>
      </mrow>
    </mrow>
    <annotation encoding="StarMath 5.0">r_{1}(t)  = lbrace 1, {3} over {2},2 rbrace </annotation>
  </semantics>
</math>
</file>

<file path=Object 10/content.xml><?xml version="1.0" encoding="utf-8"?>
<math xmlns="http://www.w3.org/1998/Math/MathML">
  <semantics>
    <mrow>
      <msub>
        <mi>r</mi>
        <mrow>
          <mn>2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n>2,</mn>
            <mfrac>
              <mrow>
                <mn>3</mn>
              </mrow>
              <mrow>
                <mn>2</mn>
              </mrow>
            </mfrac>
            <mn>,1</mn>
          </mrow>
          <mo stretchy="false">}</mo>
        </mrow>
      </mrow>
    </mrow>
    <annotation encoding="StarMath 5.0">r_{2}(t)  = lbrace 2, {3} over {2},1 rbrace </annotation>
  </semantics>
</math>
</file>

<file path=Object 11/content.xml><?xml version="1.0" encoding="utf-8"?>
<math xmlns="http://www.w3.org/1998/Math/MathML">
  <semantics>
    <mrow>
      <msub>
        <mi mathvariant="italic">ror</mi>
        <mrow>
          <mn>2</mn>
        </mrow>
      </msub>
      <mrow>
        <mrow>
          <mrow>
            <mo stretchy="false">(</mo>
            <mrow>
              <mi mathvariant="italic">tn</mi>
            </mrow>
            <mo stretchy="false">)</mo>
          </mrow>
          <mo stretchy="false">=</mo>
          <mfrac>
            <mrow>
              <mrow>
                <mfrac>
                  <mrow>
                    <mn>3</mn>
                  </mrow>
                  <mrow>
                    <mn>2</mn>
                  </mrow>
                </mfrac>
                <mo stretchy="false">−</mo>
                <mn>2</mn>
              </mrow>
            </mrow>
            <mrow>
              <mn>2</mn>
            </mrow>
          </mfrac>
        </mrow>
        <mo stretchy="false">=</mo>
        <mrow>
          <mo stretchy="false">−</mo>
          <mrow>
            <mo stretchy="false">(</mo>
            <mrow>
              <mfrac>
                <mrow>
                  <mn>1</mn>
                </mrow>
                <mrow>
                  <mn>4</mn>
                </mrow>
              </mfrac>
            </mrow>
            <mo stretchy="false">)</mo>
          </mrow>
        </mrow>
      </mrow>
    </mrow>
    <annotation encoding="StarMath 5.0">ror_{2} (tn) =  {{3} over {2}-2} over {2} = -({1}over {4})

</annotation>
  </semantics>
</math>
</file>

<file path=Object 12/content.xml><?xml version="1.0" encoding="utf-8"?>
<math xmlns="http://www.w3.org/1998/Math/MathML">
  <semantics>
    <mrow>
      <msub>
        <mi mathvariant="italic">ror</mi>
        <mrow>
          <mn>2</mn>
        </mrow>
      </msub>
      <mrow>
        <mrow>
          <mrow>
            <mo stretchy="false">(</mo>
            <mrow>
              <mrow>
                <mi mathvariant="italic">tn</mi>
                <mo stretchy="false">+</mo>
                <mn>1</mn>
              </mrow>
            </mrow>
            <mo stretchy="false">)</mo>
          </mrow>
          <mo stretchy="false">=</mo>
          <mfrac>
            <mrow>
              <mrow>
                <mn>1</mn>
                <mo stretchy="false">−</mo>
                <mfrac>
                  <mrow>
                    <mn>3</mn>
                  </mrow>
                  <mrow>
                    <mn>2</mn>
                  </mrow>
                </mfrac>
              </mrow>
            </mrow>
            <mrow>
              <mfrac>
                <mrow>
                  <mn>3</mn>
                </mrow>
                <mrow>
                  <mn>2</mn>
                </mrow>
              </mfrac>
            </mrow>
          </mfrac>
        </mrow>
        <mo stretchy="false">=</mo>
        <mrow>
          <mo stretchy="false">−</mo>
          <mrow>
            <mo stretchy="false">(</mo>
            <mrow>
              <mfrac>
                <mrow>
                  <mn>1</mn>
                </mrow>
                <mrow>
                  <mn>3</mn>
                </mrow>
              </mfrac>
            </mrow>
            <mo stretchy="false">)</mo>
          </mrow>
        </mrow>
      </mrow>
    </mrow>
    <annotation encoding="StarMath 5.0">ror_{2} (tn+1) =  {1- {3} over {2}} over { {3} over {2}} = -({1}over {3})

</annotation>
  </semantics>
</math>
</file>

<file path=Object 13/content.xml><?xml version="1.0" encoding="utf-8"?>
<math xmlns="http://www.w3.org/1998/Math/MathML">
  <semantics>
    <mrow>
      <msub>
        <mi mathvariant="italic">ror</mi>
        <mrow>
          <mn>2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row>
              <mo stretchy="false">−</mo>
              <mrow>
                <mfrac>
                  <mrow>
                    <mn>1</mn>
                  </mrow>
                  <mrow>
                    <mn>4</mn>
                  </mrow>
                </mfrac>
              </mrow>
            </mrow>
            <mrow>
              <mi>,</mi>
              <mo stretchy="false">−</mo>
              <mrow>
                <mfrac>
                  <mrow>
                    <mn>1</mn>
                  </mrow>
                  <mrow>
                    <mn>3</mn>
                  </mrow>
                </mfrac>
              </mrow>
            </mrow>
          </mrow>
          <mo stretchy="false">}</mo>
        </mrow>
      </mrow>
    </mrow>
    <annotation encoding="StarMath 5.0">ror_{2} (t) = lbrace  -{{1} over {4}} , -{{1} over {3}}
 rbrace </annotation>
  </semantics>
</math>
</file>

<file path=Object 14/content.xml><?xml version="1.0" encoding="utf-8"?>
<math xmlns="http://www.w3.org/1998/Math/MathML">
  <semantics>
    <mrow>
      <mrow>
        <mover accent="true">
          <mrow>
            <msub>
              <mi mathvariant="italic">ROR</mi>
              <mrow>
                <mn>2</mn>
              </mrow>
            </msub>
          </mrow>
          <mo stretchy="false">̄</mo>
        </mover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row>
                <mo stretchy="false">−</mo>
                <mrow>
                  <mfrac>
                    <mrow>
                      <mn>1</mn>
                    </mrow>
                    <mrow>
                      <mn>4</mn>
                    </mrow>
                  </mfrac>
                </mrow>
              </mrow>
              <mo stretchy="false">−</mo>
              <mrow>
                <mfrac>
                  <mrow>
                    <mn>1</mn>
                  </mrow>
                  <mrow>
                    <mn>3</mn>
                  </mrow>
                </mfrac>
              </mrow>
            </mrow>
          </mrow>
          <mo stretchy="false">)</mo>
        </mrow>
        <mo stretchy="false">=</mo>
        <mrow>
          <mo stretchy="false">−</mo>
          <mrow>
            <mfrac>
              <mrow>
                <mn>7</mn>
              </mrow>
              <mrow>
                <mn>24</mn>
              </mrow>
            </mfrac>
          </mrow>
        </mrow>
      </mrow>
    </mrow>
    <annotation encoding="StarMath 5.0">bar {ROR _{2}} = {1} over {2}  ( -{{1} over {4}} - {{1} over {3}}
) = -
{{7} over {24}}
</annotation>
  </semantics>
</math>
</file>

<file path=Object 15/content.xml><?xml version="1.0" encoding="utf-8"?>
<math xmlns="http://www.w3.org/1998/Math/MathML">
  <semantics>
    <mrow>
      <mrow>
        <msup>
          <mi>S</mi>
          <mrow>
            <mn>2</mn>
          </mrow>
        </msup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sup>
                <mrow>
                  <mo stretchy="false">(</mo>
                  <mrow>
                    <mrow>
                      <mrow>
                        <mo stretchy="false">−</mo>
                        <mrow>
                          <mfrac>
                            <mrow>
                              <mn>1</mn>
                            </mrow>
                            <mrow>
                              <mn>4</mn>
                            </mrow>
                          </mfrac>
                        </mrow>
                      </mrow>
                      <mo stretchy="false">+</mo>
                      <mfrac>
                        <mrow>
                          <mn>7</mn>
                        </mrow>
                        <mrow>
                          <mn>24</mn>
                        </mrow>
                      </mfrac>
                    </mrow>
                  </mrow>
                  <mo stretchy="false">)</mo>
                </mrow>
                <mn>2</mn>
              </msup>
              <mo stretchy="false">+</mo>
              <msup>
                <mrow>
                  <mo stretchy="false">(</mo>
                  <mrow>
                    <mrow>
                      <mrow>
                        <mo stretchy="false">−</mo>
                        <mrow>
                          <mfrac>
                            <mrow>
                              <mn>1</mn>
                            </mrow>
                            <mrow>
                              <mn>3</mn>
                            </mrow>
                          </mfrac>
                        </mrow>
                      </mrow>
                      <mo stretchy="false">+</mo>
                      <mfrac>
                        <mrow>
                          <mn>7</mn>
                        </mrow>
                        <mrow>
                          <mn>24</mn>
                        </mrow>
                      </mfrac>
                    </mrow>
                  </mrow>
                  <mo stretchy="false">)</mo>
                </mrow>
                <mn>2</mn>
              </msup>
            </mrow>
          </mrow>
          <mo stretchy="false">]</mo>
        </mrow>
        <mo stretchy="false">=</mo>
        <msup>
          <mrow>
            <mo stretchy="false">(</mo>
            <mrow>
              <mfrac>
                <mrow>
                  <mn>1</mn>
                </mrow>
                <mrow>
                  <mn>24</mn>
                </mrow>
              </mfrac>
            </mrow>
            <mo stretchy="false">)</mo>
          </mrow>
          <mn>2</mn>
        </msup>
      </mrow>
    </mrow>
    <annotation encoding="StarMath 5.0">S^{2} = {1} over {2} [ (-{{1} over {4}} + {7} over {24})^2 + (-{{1} over {3}} + {7} over {24})^2  ] = ({1} over {24})^2 </annotation>
  </semantics>
</math>
</file>

<file path=Object 16/content.xml><?xml version="1.0" encoding="utf-8"?>
<math xmlns="http://www.w3.org/1998/Math/MathML">
  <semantics>
    <mrow>
      <mrow>
        <mrow>
          <msub>
            <mi>V</mi>
            <mrow>
              <mi>i</mi>
              <mi>,</mi>
              <mi>j</mi>
            </mrow>
          </msub>
          <mo stretchy="false">=</mo>
          <msubsup>
            <mi>S</mi>
            <mrow>
              <mi>i</mi>
              <mi>,</mi>
              <mi>j</mi>
            </mrow>
            <mrow>
              <mn>2</mn>
            </mrow>
          </msubsup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o stretchy="false">(</mo>
          <mrow>
            <mrow>
              <msub>
                <mi>R</mi>
                <mrow>
                  <mi>i</mi>
                </mrow>
              </msub>
              <mo stretchy="false">−</mo>
              <mover accent="true">
                <msub>
                  <mi>R</mi>
                  <mrow>
                    <mi>j</mi>
                  </mrow>
                </msub>
                <mo stretchy="false">̄</mo>
              </mover>
            </mrow>
          </mrow>
          <mo stretchy="false">)</mo>
        </mrow>
      </mrow>
      <mrow>
        <mo stretchy="false">(</mo>
        <mrow>
          <mrow>
            <msub>
              <mi>R</mi>
              <mrow>
                <mi>j</mi>
              </mrow>
            </msub>
            <mo stretchy="false">−</mo>
            <mover accent="true">
              <msub>
                <mi>R</mi>
                <mrow>
                  <mi>j</mi>
                </mrow>
              </msub>
              <mo stretchy="false">̄</mo>
            </mover>
          </mrow>
        </mrow>
        <mo stretchy="false">)</mo>
      </mrow>
    </mrow>
    <annotation encoding="StarMath 5.0">V_{i,j} =S_{i,j}^{2} = {1} over {n}  sum from{i=1} to{n}(R_{i} - bar R_{j}) (R_{j} - bar R_{j}) </annotation>
  </semantics>
</math>
</file>

<file path=Object 17/content.xml><?xml version="1.0" encoding="utf-8"?>
<math xmlns="http://www.w3.org/1998/Math/MathML">
  <semantics>
    <mrow>
      <mrow>
        <msub>
          <mi>r</mi>
          <mrow>
            <mi>i</mi>
            <mi>,</mi>
            <mi>j</mi>
          </mrow>
        </msub>
        <mo stretchy="false">=</mo>
        <mfrac>
          <mrow>
            <msubsup>
              <mi>S</mi>
              <mrow>
                <mi>i</mi>
                <mi>,</mi>
                <mi>j</mi>
              </mrow>
              <mn>2</mn>
            </msubsup>
          </mrow>
          <mrow>
            <msub>
              <mi>S</mi>
              <mi>i</mi>
            </msub>
            <msub>
              <mi>S</mi>
              <mi>j</mi>
            </msub>
          </mrow>
        </mfrac>
      </mrow>
    </mrow>
    <annotation encoding="StarMath 5.0">r_{i,j} = {S^2_{i,j}} over { S_i S_j } </annotation>
  </semantics>
</math>
</file>

<file path=Object 18/content.xml><?xml version="1.0" encoding="utf-8"?>
<math xmlns="http://www.w3.org/1998/Math/MathML">
  <semantics>
    <mrow>
      <mrow>
        <msubsup>
          <mi>S</mi>
          <mrow>
            <mi>i</mi>
            <mi>,</mi>
            <mi>j</mi>
          </mrow>
          <mrow>
            <mn>2</mn>
          </mrow>
        </msubsup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o stretchy="false">(</mo>
              <mrow>
                <mrow>
                  <mfrac>
                    <mrow>
                      <mn>1</mn>
                    </mrow>
                    <mrow>
                      <mn>2</mn>
                    </mrow>
                  </mfrac>
                  <mo stretchy="false">−</mo>
                  <mfrac>
                    <mrow>
                      <mn>5</mn>
                    </mrow>
                    <mrow>
                      <mn>12</mn>
                    </mrow>
                  </mfrac>
                </mrow>
              </mrow>
              <mo stretchy="false">)</mo>
            </mrow>
            <mrow>
              <mrow>
                <mo stretchy="false">(</mo>
                <mrow>
                  <mrow>
                    <mrow>
                      <mo stretchy="false">−</mo>
                      <mrow>
                        <mfrac>
                          <mrow>
                            <mn>1</mn>
                          </mrow>
                          <mrow>
                            <mn>4</mn>
                          </mrow>
                        </mfrac>
                      </mrow>
                    </mrow>
                    <mo stretchy="false">+</mo>
                    <mfrac>
                      <mrow>
                        <mn>7</mn>
                      </mrow>
                      <mrow>
                        <mn>24</mn>
                      </mrow>
                    </mfrac>
                  </mrow>
                </mrow>
                <mo stretchy="false">)</mo>
              </mrow>
              <mo stretchy="false">+</mo>
              <mrow>
                <mo stretchy="false">(</mo>
                <mrow>
                  <mrow>
                    <mfrac>
                      <mrow>
                        <mn>1</mn>
                      </mrow>
                      <mrow>
                        <mn>3</mn>
                      </mrow>
                    </mfrac>
                    <mo stretchy="false">−</mo>
                    <mfrac>
                      <mrow>
                        <mn>5</mn>
                      </mrow>
                      <mrow>
                        <mn>12</mn>
                      </mrow>
                    </mfrac>
                  </mrow>
                </mrow>
                <mo stretchy="false">)</mo>
              </mrow>
            </mrow>
            <mrow>
              <mo stretchy="false">(</mo>
              <mrow>
                <mrow>
                  <mrow>
                    <mo stretchy="false">−</mo>
                    <mrow>
                      <mfrac>
                        <mrow>
                          <mn>1</mn>
                        </mrow>
                        <mrow>
                          <mn>3</mn>
                        </mrow>
                      </mfrac>
                    </mrow>
                  </mrow>
                  <mo stretchy="false">+</mo>
                  <mfrac>
                    <mrow>
                      <mn>7</mn>
                    </mrow>
                    <mrow>
                      <mn>24</mn>
                    </mrow>
                  </mfrac>
                </mrow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o stretchy="false">(</mo>
              <mrow>
                <mfrac>
                  <mrow>
                    <mn>1</mn>
                  </mrow>
                  <mrow>
                    <mn>12</mn>
                  </mrow>
                </mfrac>
              </mrow>
              <mo stretchy="false">)</mo>
            </mrow>
            <mrow>
              <mrow>
                <mo stretchy="false">(</mo>
                <mrow>
                  <mfrac>
                    <mrow>
                      <mn>1</mn>
                    </mrow>
                    <mrow>
                      <mn>24</mn>
                    </mrow>
                  </mfrac>
                </mrow>
                <mo stretchy="false">)</mo>
              </mrow>
              <mo stretchy="false">+</mo>
              <mrow>
                <mo stretchy="false">(</mo>
                <mrow>
                  <mrow>
                    <mo stretchy="false">−</mo>
                    <mrow>
                      <mfrac>
                        <mrow>
                          <mn>1</mn>
                        </mrow>
                        <mrow>
                          <mn>12</mn>
                        </mrow>
                      </mfrac>
                    </mrow>
                  </mrow>
                </mrow>
                <mo stretchy="false">)</mo>
              </mrow>
            </mrow>
            <mrow>
              <mo stretchy="false">(</mo>
              <mrow>
                <mrow>
                  <mo stretchy="false">−</mo>
                  <mrow>
                    <mfrac>
                      <mrow>
                        <mn>1</mn>
                      </mrow>
                      <mrow>
                        <mn>24</mn>
                      </mrow>
                    </mfrac>
                  </mrow>
                </mrow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row>
              <mrow>
                <mo stretchy="false">(</mo>
                <mrow>
                  <mn>12</mn>
                </mrow>
                <mo stretchy="false">)</mo>
              </mrow>
              <mo stretchy="false">⋅</mo>
              <mrow>
                <mo stretchy="false">(</mo>
                <mrow>
                  <mn>24</mn>
                </mrow>
                <mo stretchy="false">)</mo>
              </mrow>
            </mrow>
          </mrow>
        </mfrac>
      </mrow>
    </mrow>
    <annotation encoding="StarMath 5.0">S_{i,j}^{2} =  {1} over {2} [({1} over {2} - {5} over {12}) (-{{1} over {4}} + {7} over {24}) + ({1} over {3} - {5} over {12}) (-{{1} over {3}} + {7} over {24})]={1} over {2}[ ({1} over {12})( {1} over {24}) +  (-{{1} over {12}}) (-{{1} over {24}}) ]= {1} over { (12) cdot (24) }</annotation>
  </semantics>
</math>
</file>

<file path=Object 19/content.xml><?xml version="1.0" encoding="utf-8"?>
<math xmlns="http://www.w3.org/1998/Math/MathML">
  <semantics>
    <mrow>
      <mrow>
        <mrow>
          <msub>
            <mi>r</mi>
            <mrow>
              <mi>i</mi>
              <mi>,</mi>
              <mi>j</mi>
            </mrow>
          </msub>
          <mo stretchy="false">=</mo>
          <mfrac>
            <mrow>
              <mrow>
                <mo stretchy="false">(</mo>
                <mrow>
                  <mfrac>
                    <mrow>
                      <mn>1</mn>
                    </mrow>
                    <mrow>
                      <mrow>
                        <mrow>
                          <mo stretchy="false">(</mo>
                          <mrow>
                            <mn>12</mn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n>24</mn>
                          </mrow>
                          <mo stretchy="false">)</mo>
                        </mrow>
                      </mrow>
                    </mrow>
                  </mfrac>
                </mrow>
                <mo stretchy="false">)</mo>
              </mrow>
            </mrow>
            <mrow>
              <mrow>
                <mrow>
                  <mo stretchy="false">(</mo>
                  <mrow>
                    <mfrac>
                      <mrow>
                        <mn>1</mn>
                      </mrow>
                      <msqrt>
                        <mrow>
                          <mn>144</mn>
                        </mrow>
                      </msqrt>
                    </mfrac>
                  </mrow>
                  <mo stretchy="false">)</mo>
                </mrow>
                <mo stretchy="false">⋅</mo>
                <mrow>
                  <mo stretchy="false">(</mo>
                  <mrow>
                    <mfrac>
                      <mrow>
                        <mn>1</mn>
                      </mrow>
                      <mrow>
                        <mn>24</mn>
                      </mrow>
                    </mfrac>
                  </mrow>
                  <mo stretchy="false">)</mo>
                </mrow>
              </mrow>
            </mrow>
          </mfrac>
        </mrow>
        <mo stretchy="false">=</mo>
        <mn>1</mn>
      </mrow>
    </mrow>
    <annotation encoding="StarMath 5.0">r_{i,j} = {({1} over {(12) cdot (24) })} over {({1} over sqrt{144}) cdot ({1} over {24})   } = 1</annotation>
  </semantics>
</math>
</file>

<file path=Object 2/content.xml><?xml version="1.0" encoding="utf-8"?>
<math xmlns="http://www.w3.org/1998/Math/MathML">
  <semantics>
    <mrow>
      <mi mathvariant="italic">ror</mi>
      <mrow>
        <mrow>
          <mo stretchy="false">(</mo>
          <mrow>
            <msub>
              <mi>t</mi>
              <mrow>
                <mi>n</mi>
              </mrow>
            </msub>
          </mrow>
          <mo stretchy="false">)</mo>
        </mrow>
        <mo stretchy="false">=</mo>
        <mfrac>
          <mrow>
            <msub>
              <mi>r</mi>
              <mrow>
                <mn>1</mn>
              </mrow>
            </msub>
            <mrow>
              <mrow>
                <mo stretchy="false">(</mo>
                <mrow>
                  <msub>
                    <mi>t</mi>
                    <mrow>
                      <mi>n</mi>
                    </mrow>
                  </msub>
                </mrow>
                <mo stretchy="false">)</mo>
              </mrow>
              <mo stretchy="false">−</mo>
              <msub>
                <mi>r</mi>
                <mrow>
                  <mn>1</mn>
                </mrow>
              </msub>
            </mrow>
            <mrow>
              <mo stretchy="false">(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)</mo>
            </mrow>
          </mrow>
          <mrow>
            <msub>
              <mi>r</mi>
              <mrow>
                <mn>1</mn>
              </mrow>
            </msub>
            <mrow>
              <mo stretchy="false">(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)</mo>
            </mrow>
          </mrow>
        </mfrac>
      </mrow>
    </mrow>
    <annotation encoding="StarMath 5.0">ror(t_{n}) =  {r_{1}(t_{n}) - r_{1}(t_{n-1})} over {r_{1}(t_{n-1})} </annotation>
  </semantics>
</math>
</file>

<file path=Object 20/content.xml><?xml version="1.0" encoding="utf-8"?>
<math xmlns="http://www.w3.org/1998/Math/MathML">
  <semantics>
    <mrow>
      <mrow>
        <mrow>
          <msub>
            <mi>V</mi>
            <mrow>
              <mi>p</mi>
            </mrow>
          </msub>
          <mo stretchy="false">=</mo>
          <msup>
            <mrow>
              <msub>
                <mi>S</mi>
                <mrow>
                  <mi>p</mi>
                </mrow>
              </msub>
            </mrow>
            <mn>2</mn>
          </msup>
        </mrow>
        <mo stretchy="false">=</mo>
        <mrow>
          <mrow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i>n</mi>
                </mrow>
              </munderover>
              <msubsup>
                <mi>W</mi>
                <mrow>
                  <mi>i</mi>
                </mrow>
                <mn>2</mn>
              </msubsup>
            </mrow>
            <mo stretchy="false">⋅</mo>
            <msubsup>
              <mi>S</mi>
              <mrow>
                <mi>i</mi>
              </mrow>
              <mn>2</mn>
            </msubsup>
          </mrow>
          <mo stretchy="false">+</mo>
          <mn>2</mn>
        </mrow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underover>
            <mo stretchy="false">∑</mo>
            <mrow>
              <mrow>
                <mi>j</mi>
                <mo stretchy="false">=</mo>
                <mrow>
                  <mi>i</mi>
                  <mo stretchy="false">+</mo>
                  <mn>1</mn>
                </mrow>
              </mrow>
            </mrow>
            <mrow>
              <mi>n</mi>
            </mrow>
          </munderover>
          <msub>
            <mi>W</mi>
            <mrow>
              <mi>i</mi>
            </mrow>
          </msub>
        </mrow>
      </mrow>
      <msub>
        <mi>W</mi>
        <mrow>
          <mi>j</mi>
        </mrow>
      </msub>
      <msub>
        <mi>S</mi>
        <mrow>
          <mi>i</mi>
          <mi>,</mi>
          <mi>j</mi>
        </mrow>
      </msub>
    </mrow>
    <annotation encoding="StarMath 5.0">V_{p} = {S_{p}}^2 =  sum from{i=1} to{n} W_{i}^2 cdot S_{i}^2 + 2 sum from{i=1} to{n} sum from{j=i+1} to{n} W_{i}W_{j}S_{i,j}
  </annotation>
  </semantics>
</math>
</file>

<file path=Object 21/content.xml><?xml version="1.0" encoding="utf-8"?>
<math xmlns="http://www.w3.org/1998/Math/MathML">
  <semantics>
    <mrow>
      <mrow>
        <msub>
          <mi>W</mi>
          <mrow>
            <mi>i</mi>
          </mrow>
        </msub>
        <mo stretchy="false">=</mo>
        <mrow>
          <mo stretchy="false">{</mo>
          <mrow>
            <mfrac>
              <mrow>
                <mn>1</mn>
              </mrow>
              <mrow>
                <mn>3</mn>
              </mrow>
            </mfrac>
            <mi>,</mi>
            <mfrac>
              <mrow>
                <mn>2</mn>
              </mrow>
              <mrow>
                <mn>3</mn>
              </mrow>
            </mfrac>
          </mrow>
          <mo stretchy="false">}</mo>
        </mrow>
      </mrow>
    </mrow>
    <annotation encoding="StarMath 5.0">W_{i} = lbrace {1} over {3} , {2} over {3} rbrace </annotation>
  </semantics>
</math>
</file>

<file path=Object 22/content.xml><?xml version="1.0" encoding="utf-8"?>
<math xmlns="http://www.w3.org/1998/Math/MathML">
  <semantics>
    <mrow>
      <mrow>
        <mrow>
          <msub>
            <mi>V</mi>
            <mrow>
              <mi>p</mi>
            </mrow>
          </msub>
          <mo stretchy="false">=</mo>
          <msup>
            <mrow>
              <msub>
                <mi>S</mi>
                <mrow>
                  <mi>p</mi>
                </mrow>
              </msub>
            </mrow>
            <mn>2</mn>
          </msup>
        </mrow>
        <mo stretchy="false">=</mo>
        <mrow>
          <mrow>
            <mo stretchy="false">[</mo>
            <mrow>
              <mrow>
                <mo stretchy="false">(</mo>
                <mrow>
                  <mfrac>
                    <mrow>
                      <mn>1</mn>
                    </mrow>
                    <mrow>
                      <mn>9</mn>
                    </mrow>
                  </mfrac>
                </mrow>
                <mo stretchy="false">)</mo>
              </mrow>
              <mrow>
                <mrow>
                  <mo stretchy="false">(</mo>
                  <mrow>
                    <mfrac>
                      <mrow>
                        <mn>1</mn>
                      </mrow>
                      <mrow>
                        <mn>144</mn>
                      </mrow>
                    </mfrac>
                  </mrow>
                  <mo stretchy="false">)</mo>
                </mrow>
                <mo stretchy="false">+</mo>
                <mrow>
                  <mo stretchy="false">(</mo>
                  <mrow>
                    <mfrac>
                      <mrow>
                        <mn>4</mn>
                      </mrow>
                      <mrow>
                        <mn>9</mn>
                      </mrow>
                    </mfrac>
                  </mrow>
                  <mo stretchy="false">)</mo>
                </mrow>
              </mrow>
              <mrow>
                <mo stretchy="false">(</mo>
                <mrow>
                  <mfrac>
                    <mrow>
                      <mn>1</mn>
                    </mrow>
                    <mrow>
                      <mrow>
                        <mo stretchy="false">(</mo>
                        <mrow>
                          <mrow>
                            <mn>24</mn>
                            <mo stretchy="false">⋅</mo>
                            <mn>24</mn>
                          </mrow>
                        </mrow>
                        <mo stretchy="false">)</mo>
                      </mrow>
                    </mrow>
                  </mfrac>
                </mrow>
                <mo stretchy="false">)</mo>
              </mrow>
            </mrow>
            <mo stretchy="false">]</mo>
          </mrow>
          <mo stretchy="false">+</mo>
          <mn>2</mn>
        </mrow>
      </mrow>
      <mrow>
        <mrow>
          <mo stretchy="false">[</mo>
          <mrow>
            <mrow>
              <mo stretchy="false">(</mo>
              <mrow>
                <mfrac>
                  <mrow>
                    <mn>1</mn>
                  </mrow>
                  <mrow>
                    <mn>3</mn>
                  </mrow>
                </mfrac>
              </mrow>
              <mo stretchy="false">)</mo>
            </mrow>
            <mrow>
              <mo stretchy="false">(</mo>
              <mrow>
                <mfrac>
                  <mrow>
                    <mn>2</mn>
                  </mrow>
                  <mrow>
                    <mn>3</mn>
                  </mrow>
                </mfrac>
              </mrow>
              <mo stretchy="false">)</mo>
            </mrow>
            <mrow>
              <mo stretchy="false">(</mo>
              <mrow>
                <mfrac>
                  <mrow>
                    <mn>1</mn>
                  </mrow>
                  <mrow>
                    <mrow>
                      <mn>12</mn>
                      <mo stretchy="false">⋅</mo>
                      <mn>24</mn>
                    </mrow>
                  </mrow>
                </mfrac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row>
              <mrow>
                <mo stretchy="false">(</mo>
                <mrow>
                  <mn>9</mn>
                </mrow>
                <mo stretchy="false">)</mo>
              </mrow>
              <mo stretchy="false">⋅</mo>
              <mrow>
                <mo stretchy="false">(</mo>
                <mrow>
                  <mn>36</mn>
                </mrow>
                <mo stretchy="false">)</mo>
              </mrow>
            </mrow>
          </mrow>
        </mfrac>
      </mrow>
    </mrow>
    <annotation encoding="StarMath 5.0">V_{p} = {S_{p}}^2 =  [ ({1} over {9}) ({1} over {144})  + ({4} over {9}) ({1} over {(24 cdot 24) }) ] + 2 [({1} over {3}) ({2} over {3}) ({1} over {12 cdot 24 }) ] = {1} over { (9) cdot (36) }</annotation>
  </semantics>
</math>
</file>

<file path=Object 23/content.xml><?xml version="1.0" encoding="utf-8"?>
<math xmlns="http://www.w3.org/1998/Math/MathML">
  <semantics>
    <mrow>
      <mfrac>
        <mrow>
          <mo stretchy="false">∂</mo>
          <msub>
            <mi>V</mi>
            <mrow>
              <mi>p</mi>
            </mrow>
          </msub>
        </mrow>
        <mrow>
          <mo stretchy="false">∂</mo>
          <msub>
            <mi>W</mi>
            <mrow>
              <mi>i</mi>
            </mrow>
          </msub>
        </mrow>
      </mfrac>
      <mrow>
        <mrow>
          <mi>!</mi>
          <mo stretchy="false">=</mo>
          <mn>0</mn>
        </mrow>
        <mo stretchy="false">=</mo>
        <mi mathvariant="italic">min</mi>
      </mrow>
      <mrow>
        <mo stretchy="false">(</mo>
        <mrow>
          <msub>
            <mi>V</mi>
            <mrow>
              <mi>p</mi>
            </mrow>
          </msub>
          <mrow>
            <mo stretchy="false">(</mo>
            <mrow>
              <msub>
                <mi>W</mi>
                <mrow>
                  <mi>i</mi>
                </mrow>
              </msub>
            </mrow>
            <mo stretchy="false">)</mo>
          </mrow>
        </mrow>
        <mo stretchy="false">)</mo>
      </mrow>
    </mrow>
    <annotation encoding="StarMath 5.0">{partial V_{p} } over {partial W_{i} } != 0 =  min(V_{p} (W_{i}))</annotation>
  </semantics>
</math>
</file>

<file path=Object 24/content.xml><?xml version="1.0" encoding="utf-8"?>
<math xmlns="http://www.w3.org/1998/Math/MathML">
  <semantics>
    <mrow>
      <mrow>
        <mrow>
          <mi>g</mi>
          <mo stretchy="false">=</mo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row>
                <mi>n</mi>
              </mrow>
            </munderover>
            <msub>
              <mi>W</mi>
              <mrow>
                <mi>i</mi>
              </mrow>
            </msub>
          </mrow>
        </mrow>
        <mo stretchy="false">=</mo>
        <mn>1</mn>
      </mrow>
    </mrow>
    <annotation encoding="StarMath 5.0">g = sum from{i=1} to{n} W_{i} = 1
  </annotation>
  </semantics>
</math>
</file>

<file path=Object 25/content.xml><?xml version="1.0" encoding="utf-8"?>
<math xmlns="http://www.w3.org/1998/Math/MathML">
  <semantics>
    <mrow>
      <msub>
        <mi>L</mi>
        <mrow>
          <mi>p</mi>
        </mrow>
      </msub>
      <mrow>
        <mrow>
          <mo stretchy="false">(</mo>
          <mrow>
            <msub>
              <mi>W</mi>
              <mrow>
                <mi>i</mi>
              </mrow>
            </msub>
            <mi>,</mi>
            <mo stretchy="false">ƛ</mo>
          </mrow>
          <mo stretchy="false">)</mo>
        </mrow>
        <mo stretchy="false">=</mo>
        <mrow>
          <msub>
            <mi>V</mi>
            <mrow>
              <mi>p</mi>
            </mrow>
          </msub>
          <mo stretchy="false">+</mo>
          <mo stretchy="false">ƛ</mo>
        </mrow>
      </mrow>
      <mi>g</mi>
      <mrow>
        <mo stretchy="false">(</mo>
        <mrow>
          <msub>
            <mi>W</mi>
            <mrow>
              <mi>i</mi>
            </mrow>
          </msub>
        </mrow>
        <mo stretchy="false">)</mo>
      </mrow>
    </mrow>
    <annotation encoding="StarMath 5.0">L_{p}(W_{i},  lambdabar ) = V_{p} + lambdabar  g(W_{i})
  </annotation>
  </semantics>
</math>
</file>

<file path=Object 26/content.xml><?xml version="1.0" encoding="utf-8"?>
<math xmlns="http://www.w3.org/1998/Math/MathML">
  <semantics>
    <mrow>
      <mfrac>
        <mrow>
          <mo stretchy="false">∂</mo>
          <msub>
            <mi>L</mi>
            <mrow>
              <mi>p</mi>
            </mrow>
          </msub>
        </mrow>
        <mrow>
          <mo stretchy="false">∂</mo>
          <msub>
            <mi>W</mi>
            <mrow>
              <mi>i</mi>
            </mrow>
          </msub>
        </mrow>
      </mfrac>
      <mrow>
        <mi>!</mi>
        <mo stretchy="false">=</mo>
        <mn>0</mn>
      </mrow>
    </mrow>
    <annotation encoding="StarMath 5.0">{partial L_{p }} over {partial W_{i} } != 0 
</annotation>
  </semantics>
</math>
</file>

<file path=Object 27/content.xml><?xml version="1.0" encoding="utf-8"?>
<math xmlns="http://www.w3.org/1998/Math/MathML">
  <semantics>
    <mrow>
      <mfrac>
        <mrow>
          <mo stretchy="false">∂</mo>
          <msub>
            <mi>L</mi>
            <mrow>
              <mi>p</mi>
            </mrow>
          </msub>
        </mrow>
        <mrow>
          <mo stretchy="false">∂</mo>
          <mo stretchy="false">ƛ</mo>
        </mrow>
      </mfrac>
      <mrow>
        <mi>!</mi>
        <mo stretchy="false">=</mo>
        <mn>0</mn>
      </mrow>
    </mrow>
    <annotation encoding="StarMath 5.0">{partial L_{p }} over {partial lambdabar } != 0 
</annotation>
  </semantics>
</math>
</file>

<file path=Object 28/content.xml><?xml version="1.0" encoding="utf-8"?>
<math xmlns="http://www.w3.org/1998/Math/MathML">
  <semantics>
    <mrow>
      <mn>2</mn>
      <msub>
        <mi>W</mi>
        <mrow>
          <mn>1</mn>
        </mrow>
      </msub>
      <mrow>
        <msubsup>
          <mi>S</mi>
          <mrow>
            <mn>1</mn>
          </mrow>
          <mrow>
            <mn>2</mn>
          </mrow>
        </msubsup>
        <mo stretchy="false">+</mo>
        <mn>2</mn>
      </mrow>
      <msub>
        <mi>W</mi>
        <mrow>
          <mn>2</mn>
        </mrow>
      </msub>
      <mrow>
        <msub>
          <mi>S</mi>
          <mrow>
            <mn>1,2</mn>
          </mrow>
        </msub>
        <mo stretchy="false">+</mo>
        <mn>2</mn>
      </mrow>
      <msub>
        <mi>W</mi>
        <mrow>
          <mn>3</mn>
        </mrow>
      </msub>
      <mrow>
        <mrow>
          <mrow>
            <msub>
              <mi>S</mi>
              <mrow>
                <mn>1,3</mn>
              </mrow>
            </msub>
            <mo stretchy="false">+</mo>
            <mn>...</mn>
          </mrow>
          <mo stretchy="false">+</mo>
          <mo stretchy="false">ƛ</mo>
        </mrow>
        <mo stretchy="false">=</mo>
        <mn>0</mn>
      </mrow>
    </mrow>
    <annotation encoding="StarMath 5.0">2 W_{1} S_{1}^{2} + 2 W_{2} S_{1,2} + 2 W_{3} S_{1,3} + ... + lambdabar = 0</annotation>
  </semantics>
</math>
</file>

<file path=Object 29/content.xml><?xml version="1.0" encoding="utf-8"?>
<math xmlns="http://www.w3.org/1998/Math/MathML">
  <semantics>
    <mrow>
      <mn>2</mn>
      <msub>
        <mi>W</mi>
        <mrow>
          <mn>1</mn>
        </mrow>
      </msub>
      <mrow>
        <msub>
          <mi>S</mi>
          <mrow>
            <mn>2,1</mn>
          </mrow>
        </msub>
        <mo stretchy="false">+</mo>
        <mn>2</mn>
      </mrow>
      <msub>
        <mi>W</mi>
        <mrow>
          <mn>2</mn>
        </mrow>
      </msub>
      <mrow>
        <msubsup>
          <mi>S</mi>
          <mrow>
            <mn>2</mn>
          </mrow>
          <mrow>
            <mn>2</mn>
          </mrow>
        </msubsup>
        <mo stretchy="false">+</mo>
        <mn>2</mn>
      </mrow>
      <msub>
        <mi>W</mi>
        <mrow>
          <mn>3</mn>
        </mrow>
      </msub>
      <mrow>
        <mrow>
          <mrow>
            <msub>
              <mi>S</mi>
              <mrow>
                <mn>2,3</mn>
              </mrow>
            </msub>
            <mo stretchy="false">+</mo>
            <mn>...</mn>
          </mrow>
          <mo stretchy="false">+</mo>
          <mo stretchy="false">ƛ</mo>
        </mrow>
        <mo stretchy="false">=</mo>
        <mn>0</mn>
      </mrow>
    </mrow>
    <annotation encoding="StarMath 5.0">2 W_{1} S_{2,1} + 2 W_{2} S_{2}^{2} + 2 W_{3} S_{2,3} + ... + lambdabar = 0</annotation>
  </semantics>
</math>
</file>

<file path=Object 3/content.xml><?xml version="1.0" encoding="utf-8"?>
<math xmlns="http://www.w3.org/1998/Math/MathML">
  <semantics>
    <mrow>
      <msub>
        <mi mathvariant="italic">ror</mi>
        <mrow>
          <mn>1</mn>
        </mrow>
      </msub>
      <mrow>
        <mrow>
          <mrow>
            <mo stretchy="false">(</mo>
            <mrow>
              <mi mathvariant="italic">tn</mi>
            </mrow>
            <mo stretchy="false">)</mo>
          </mrow>
          <mo stretchy="false">=</mo>
          <mfrac>
            <mrow>
              <mrow>
                <mfrac>
                  <mrow>
                    <mn>3</mn>
                  </mrow>
                  <mrow>
                    <mn>2</mn>
                  </mrow>
                </mfrac>
                <mo stretchy="false">−</mo>
                <mn>1</mn>
              </mrow>
            </mrow>
            <mrow>
              <mn>1</mn>
            </mrow>
          </mfrac>
        </mrow>
        <mo stretchy="false">=</mo>
        <mfrac>
          <mrow>
            <mn>1</mn>
          </mrow>
          <mrow>
            <mn>2</mn>
          </mrow>
        </mfrac>
      </mrow>
    </mrow>
    <annotation encoding="StarMath 5.0">ror_{1} (tn) =  {{3} over {2}-1} over {1} = {1}over {2}

</annotation>
  </semantics>
</math>
</file>

<file path=Object 30/content.xml><?xml version="1.0" encoding="utf-8"?>
<math xmlns="http://www.w3.org/1998/Math/MathML">
  <semantics>
    <mrow>
      <mn>2</mn>
      <msub>
        <mi>W</mi>
        <mrow>
          <mn>1</mn>
        </mrow>
      </msub>
      <mrow>
        <msub>
          <mi>S</mi>
          <mrow>
            <mn>3,1</mn>
          </mrow>
        </msub>
        <mo stretchy="false">+</mo>
        <mn>2</mn>
      </mrow>
      <msub>
        <mi>W</mi>
        <mrow>
          <mn>2</mn>
        </mrow>
      </msub>
      <mrow>
        <msub>
          <mi>S</mi>
          <mrow>
            <mn>3,2</mn>
          </mrow>
        </msub>
        <mo stretchy="false">+</mo>
        <mn>2</mn>
      </mrow>
      <msub>
        <mi>W</mi>
        <mrow>
          <mn>3</mn>
        </mrow>
      </msub>
      <mrow>
        <mrow>
          <mrow>
            <msubsup>
              <mi>S</mi>
              <mrow>
                <mn>3</mn>
              </mrow>
              <mrow>
                <mn>2</mn>
              </mrow>
            </msubsup>
            <mo stretchy="false">+</mo>
            <mn>...</mn>
          </mrow>
          <mo stretchy="false">+</mo>
          <mo stretchy="false">ƛ</mo>
        </mrow>
        <mo stretchy="false">=</mo>
        <mn>0</mn>
      </mrow>
    </mrow>
    <annotation encoding="StarMath 5.0">2 W_{1} S_{3,1}  + 2 W_{2} S_{3,2} +  2 W_{3} S_{3}^{2} +... + lambdabar = 0</annotation>
  </semantics>
</math>
</file>

<file path=Object 31/content.xml><?xml version="1.0" encoding="utf-8"?>
<math xmlns="http://www.w3.org/1998/Math/MathML">
  <semantics>
    <mrow>
      <mrow>
        <mrow>
          <msub>
            <mi>W</mi>
            <mrow>
              <mn>1</mn>
            </mrow>
          </msub>
          <mo stretchy="false">+</mo>
          <msub>
            <mi>W</mi>
            <mrow>
              <mn>2</mn>
            </mrow>
          </msub>
        </mrow>
        <mo stretchy="false">+</mo>
        <msub>
          <mi>W</mi>
          <mrow>
            <mn>3</mn>
          </mrow>
        </msub>
      </mrow>
      <mrow>
        <mrow>
          <mn>...</mn>
          <mo stretchy="false">−</mo>
          <mo stretchy="false">ƛ</mo>
        </mrow>
        <mo stretchy="false">=</mo>
        <mn>0</mn>
      </mrow>
    </mrow>
    <annotation encoding="StarMath 5.0">W_{1} + W_{2}  +  W_{3}  ... - lambdabar = 0</annotation>
  </semantics>
</math>
</file>

<file path=Object 32/content.xml><?xml version="1.0" encoding="utf-8"?>
<math xmlns="http://www.w3.org/1998/Math/MathML">
  <semantics>
    <mrow>
      <mtable>
        <mtr>
          <mtd>
            <mrow>
              <msubsup>
                <mi>S</mi>
                <mrow>
                  <mn>1</mn>
                </mrow>
                <mn>2</mn>
              </msubsup>
            </mrow>
          </mtd>
          <mtd>
            <mrow>
              <msub>
                <mi>S</mi>
                <mrow>
                  <mn>1,2</mn>
                </mrow>
              </msub>
            </mrow>
          </mtd>
          <mtd>
            <mrow>
              <msub>
                <mi>S</mi>
                <mrow>
                  <mn>1,3</mn>
                </mrow>
              </msub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sub>
                <mi>S</mi>
                <mrow>
                  <mn>2,1</mn>
                </mrow>
              </msub>
            </mrow>
          </mtd>
          <mtd>
            <mrow>
              <msubsup>
                <mi>S</mi>
                <mrow>
                  <mn>2</mn>
                </mrow>
                <mn>2</mn>
              </msubsup>
            </mrow>
          </mtd>
          <mtd>
            <mrow>
              <msub>
                <mi>S</mi>
                <mrow>
                  <mn>2,3</mn>
                </mrow>
              </msub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sub>
                <mi>S</mi>
                <mrow>
                  <mn>3,1</mn>
                </mrow>
              </msub>
            </mrow>
          </mtd>
          <mtd>
            <mrow>
              <msub>
                <mi>S</mi>
                <mrow>
                  <mn>3,3</mn>
                </mrow>
              </msub>
            </mrow>
          </mtd>
          <mtd>
            <mrow>
              <msubsup>
                <mi>S</mi>
                <mrow>
                  <mn>3</mn>
                </mrow>
                <mn>2</mn>
              </msubsup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n>...</mn>
            </mrow>
          </mtd>
          <mtd>
            <mrow>
              <mn>...</mn>
            </mrow>
          </mtd>
          <mtd>
            <mrow>
              <mn>...</mn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n>1</mn>
            </mrow>
          </mtd>
          <mtd>
            <mrow>
              <mn>1</mn>
            </mrow>
          </mtd>
          <mtd>
            <mrow>
              <mn>1</mn>
            </mrow>
          </mtd>
          <mtd>
            <mrow>
              <mn>...</mn>
            </mrow>
          </mtd>
          <mtd>
            <mrow>
              <mn>0</mn>
            </mrow>
          </mtd>
        </mtr>
      </mtable>
    </mrow>
    <annotation encoding="StarMath 5.0">matrix{S_{1}^2 # S_{1,2}#S_{1,3} #... #1 ## S_{2,1}#S_{2}^2 #S_{2,3} #... #1 ## S_{3,1}#S_{3,3} #S_{3}^2 #... #1  ## ... #...#... #...#1  ## 1#1#1#...#0}</annotation>
  </semantics>
</math>
</file>

<file path=Object 33/content.xml><?xml version="1.0" encoding="utf-8"?>
<math xmlns="http://www.w3.org/1998/Math/MathML">
  <semantics>
    <mrow>
      <mtable>
        <mtr>
          <mtd>
            <mrow>
              <msub>
                <mi>W</mi>
                <mrow>
                  <mn>1</mn>
                </mrow>
              </msub>
            </mrow>
          </mtd>
        </mtr>
        <mtr>
          <mtd>
            <mrow>
              <msub>
                <mi>W</mi>
                <mrow>
                  <mn>2</mn>
                </mrow>
              </msub>
            </mrow>
          </mtd>
        </mtr>
        <mtr>
          <mtd>
            <mrow>
              <msub>
                <mi>W</mi>
                <mrow>
                  <mn>3</mn>
                </mrow>
              </msub>
            </mrow>
          </mtd>
        </mtr>
        <mtr>
          <mtd>
            <mrow>
              <mn>...</mn>
            </mrow>
          </mtd>
        </mtr>
        <mtr>
          <mtd>
            <mrow>
              <mo stretchy="false">ƛ</mo>
            </mrow>
          </mtd>
        </mtr>
      </mtable>
    </mrow>
    <annotation encoding="StarMath 5.0">matrix{W_{1}  ## W_{2} ## W_{3}  ## ...   ## lambdabar}</annotation>
  </semantics>
</math>
</file>

<file path=Object 34/content.xml><?xml version="1.0" encoding="utf-8"?>
<math xmlns="http://www.w3.org/1998/Math/MathML">
  <semantics>
    <mrow>
      <mtable>
        <mtr>
          <mtd>
            <mrow>
              <mn>0</mn>
            </mrow>
          </mtd>
        </mtr>
        <mtr>
          <mtd>
            <mrow>
              <mn>0</mn>
            </mrow>
          </mtd>
        </mtr>
        <mtr>
          <mtd>
            <mrow>
              <mn>0</mn>
            </mrow>
          </mtd>
        </mtr>
        <mtr>
          <mtd>
            <mrow>
              <mn>...</mn>
            </mrow>
          </mtd>
        </mtr>
        <mtr>
          <mtd>
            <mrow>
              <mn>1</mn>
            </mrow>
          </mtd>
        </mtr>
      </mtable>
    </mrow>
    <annotation encoding="StarMath 5.0">matrix{0  ## 0 ## 0  ## ...   ## 1}</annotation>
  </semantics>
</math>
</file>

<file path=Object 35/content.xml><?xml version="1.0" encoding="utf-8"?>
<math xmlns="http://www.w3.org/1998/Math/MathML">
  <semantics>
    <mrow>
      <mrow>
        <msub>
          <mi>S</mi>
          <mrow>
            <mi>i</mi>
            <mi>,</mi>
            <mi>j</mi>
          </mrow>
        </msub>
        <mo stretchy="false">=</mo>
        <msub>
          <mi>S</mi>
          <mrow>
            <mi>j</mi>
            <mi>,</mi>
            <mi>i</mi>
          </mrow>
        </msub>
      </mrow>
    </mrow>
    <annotation encoding="StarMath 5.0">S_{i,j}  = S_{j,i}</annotation>
  </semantics>
</math>
</file>

<file path=Object 36/content.xml><?xml version="1.0" encoding="utf-8"?>
<math xmlns="http://www.w3.org/1998/Math/MathML">
  <semantics>
    <mrow>
      <msub>
        <mi>S</mi>
        <mrow>
          <mi>i</mi>
          <mi>,</mi>
          <mi>j</mi>
        </mrow>
      </msub>
      <mi mathvariant="italic">oder</mi>
      <msub>
        <mi>S</mi>
        <mrow>
          <mi>j</mi>
          <mi>,</mi>
          <mi>i</mi>
        </mrow>
      </msub>
    </mrow>
    <annotation encoding="StarMath 5.0">S_{i,j}  oder  S_{j,i}</annotation>
  </semantics>
</math>
</file>

<file path=Object 4/content.xml><?xml version="1.0" encoding="utf-8"?>
<math xmlns="http://www.w3.org/1998/Math/MathML">
  <semantics>
    <mrow>
      <msub>
        <mi mathvariant="italic">ror</mi>
        <mrow>
          <mn>1</mn>
        </mrow>
      </msub>
      <mrow>
        <mrow>
          <mrow>
            <mo stretchy="false">(</mo>
            <mrow>
              <mi>t</mi>
              <mrow>
                <mrow>
                  <mi>n</mi>
                  <mo stretchy="false">+</mo>
                  <mn>1</mn>
                </mrow>
              </mrow>
            </mrow>
            <mo stretchy="false">)</mo>
          </mrow>
          <mo stretchy="false">=</mo>
          <mfrac>
            <mrow>
              <mrow>
                <mn>2</mn>
                <mo stretchy="false">−</mo>
                <mfrac>
                  <mrow>
                    <mn>3</mn>
                  </mrow>
                  <mn>2</mn>
                </mfrac>
              </mrow>
            </mrow>
            <mrow>
              <mfrac>
                <mrow>
                  <mn>3</mn>
                </mrow>
                <mrow>
                  <mn>2</mn>
                </mrow>
              </mfrac>
            </mrow>
          </mfrac>
        </mrow>
        <mo stretchy="false">=</mo>
        <mfrac>
          <mrow>
            <mn>1</mn>
          </mrow>
          <mrow>
            <mn>3</mn>
          </mrow>
        </mfrac>
      </mrow>
    </mrow>
    <annotation encoding="StarMath 5.0">ror_{1} (t{n+1}) =  {2-{3} over 2} over {{3} over {2}} = {1}over {3}

</annotation>
  </semantics>
</math>
</file>

<file path=Object 5/content.xml><?xml version="1.0" encoding="utf-8"?>
<math xmlns="http://www.w3.org/1998/Math/MathML">
  <semantics>
    <mrow>
      <msub>
        <mi mathvariant="italic">ror</mi>
        <mrow>
          <mn>1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frac>
              <mrow>
                <mn>1</mn>
              </mrow>
              <mrow>
                <mn>2</mn>
              </mrow>
            </mfrac>
            <mi>,</mi>
            <mfrac>
              <mrow>
                <mn>1</mn>
              </mrow>
              <mrow>
                <mn>3</mn>
              </mrow>
            </mfrac>
          </mrow>
          <mo stretchy="false">}</mo>
        </mrow>
      </mrow>
    </mrow>
    <annotation encoding="StarMath 5.0">ror_{1} (t) = lbrace  {1} over {2} , {1} over {3} rbrace </annotation>
  </semantics>
</math>
</file>

<file path=Object 6/content.xml><?xml version="1.0" encoding="utf-8"?>
<math xmlns="http://www.w3.org/1998/Math/MathML">
  <semantics>
    <mrow>
      <mrow>
        <mover accent="true">
          <mi>R</mi>
          <mo stretchy="false">̄</mo>
        </mover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b>
          <mi>R</mi>
          <mrow>
            <mi>i</mi>
          </mrow>
        </msub>
      </mrow>
    </mrow>
    <annotation encoding="StarMath 5.0">bar R = {1} over {n}   sum from{i=1} to{n} R_{i}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 mathvariant="italic">ROR</mi>
              <mrow>
                <mn>1</mn>
              </mrow>
            </msub>
          </mrow>
          <mo stretchy="false">̄</mo>
        </mover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frac>
                <mrow>
                  <mn>1</mn>
                </mrow>
                <mrow>
                  <mn>2</mn>
                </mrow>
              </mfrac>
              <mo stretchy="false">+</mo>
              <mfrac>
                <mrow>
                  <mn>1</mn>
                </mrow>
                <mrow>
                  <mn>3</mn>
                </mrow>
              </mfrac>
            </mrow>
          </mrow>
          <mo stretchy="false">)</mo>
        </mrow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frac>
                <mrow>
                  <mn>3</mn>
                </mrow>
                <mrow>
                  <mn>6</mn>
                </mrow>
              </mfrac>
              <mo stretchy="false">+</mo>
              <mfrac>
                <mrow>
                  <mn>2</mn>
                </mrow>
                <mrow>
                  <mn>6</mn>
                </mrow>
              </mfrac>
            </mrow>
          </mrow>
          <mo stretchy="false">)</mo>
        </mrow>
        <mo stretchy="false">=</mo>
        <mfrac>
          <mrow>
            <mn>5</mn>
          </mrow>
          <mrow>
            <mn>12</mn>
          </mrow>
        </mfrac>
      </mrow>
    </mrow>
    <annotation encoding="StarMath 5.0">bar {ROR _{1}} = {1} over {2}  ({1} over {2} + {1} over {3}) = {1} over {2}  ({3} over {6}+ {2} over {6}) = {5} over {12}</annotation>
  </semantics>
</math>
</file>

<file path=Object 8/content.xml><?xml version="1.0" encoding="utf-8"?>
<math xmlns="http://www.w3.org/1998/Math/MathML">
  <semantics>
    <mrow>
      <mrow>
        <mrow>
          <mi>V</mi>
          <mo stretchy="false">=</mo>
          <msup>
            <mi>S</mi>
            <mrow>
              <mn>2</mn>
            </mrow>
          </msup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p>
          <mrow>
            <mo stretchy="false">(</mo>
            <mrow>
              <mrow>
                <msub>
                  <mi>R</mi>
                  <mrow>
                    <mi>i</mi>
                  </mrow>
                </msub>
                <mo stretchy="false">−</mo>
                <mover accent="true">
                  <mi>R</mi>
                  <mo stretchy="false">̄</mo>
                </mover>
              </mrow>
            </mrow>
            <mo stretchy="false">)</mo>
          </mrow>
          <mrow>
            <mn>2</mn>
          </mrow>
        </msup>
      </mrow>
    </mrow>
    <annotation encoding="StarMath 5.0">V =S^{2} = {1} over {n}   sum from{i=1} to{n}(R_{i} - bar R) ^{2}</annotation>
  </semantics>
</math>
</file>

<file path=Object 9/content.xml><?xml version="1.0" encoding="utf-8"?>
<math xmlns="http://www.w3.org/1998/Math/MathML">
  <semantics>
    <mrow>
      <mrow>
        <msup>
          <mi>S</mi>
          <mrow>
            <mn>2</mn>
          </mrow>
        </msup>
        <mo stretchy="false">=</mo>
        <mfrac>
          <mrow>
            <mn>1</mn>
          </mrow>
          <mrow>
            <mn>2</mn>
          </mrow>
        </mfrac>
      </mrow>
      <mrow>
        <mrow>
          <mrow>
            <mo stretchy="false">[</mo>
            <mrow>
              <mrow>
                <msup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  <mo stretchy="false">−</mo>
                        <mfrac>
                          <mrow>
                            <mn>5</mn>
                          </mrow>
                          <mrow>
                            <mn>12</mn>
                          </mrow>
                        </mfrac>
                      </mrow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3</mn>
                          </mrow>
                        </mfrac>
                        <mo stretchy="false">−</mo>
                        <mfrac>
                          <mrow>
                            <mn>5</mn>
                          </mrow>
                          <mrow>
                            <mn>12</mn>
                          </mrow>
                        </mfrac>
                      </mrow>
                    </mrow>
                    <mo stretchy="false">)</mo>
                  </mrow>
                  <mn>2</mn>
                </msup>
              </mrow>
            </mrow>
            <mo stretchy="false">]</mo>
          </mrow>
          <mo stretchy="false">=</mo>
          <msup>
            <mrow>
              <mo stretchy="false">(</mo>
              <mrow>
                <mfrac>
                  <mrow>
                    <mn>1</mn>
                  </mrow>
                  <mrow>
                    <mn>12</mn>
                  </mrow>
                </mfrac>
              </mrow>
              <mo stretchy="false">)</mo>
            </mrow>
            <mn>2</mn>
          </msup>
        </mrow>
        <mo stretchy="false">=</mo>
        <mfrac>
          <mrow>
            <mn>1</mn>
          </mrow>
          <mrow>
            <mn>144</mn>
          </mrow>
        </mfrac>
      </mrow>
    </mrow>
    <annotation encoding="StarMath 5.0">S^{2} = {1} over {2} [ ({1} over {2} - {5} over {12})^2 + ({1} over {3} - {5} over {12})^2  ] = ({1} over {12})^2 = {1} over {144}</annotation>
  </semantics>
</math>
</file>